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20.981cm" fo:min-width="6.178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75cm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1.556cm" fo:min-width="2.906cm"/>
    </style:style>
    <style:style style:name="gr6" style:family="graphic" style:parent-style-name="standard" style:list-style-name="L1">
      <style:graphic-properties draw:fill-color="#579d1c" draw:textarea-horizontal-align="justify" draw:textarea-vertical-align="middle" draw:auto-grow-height="false" fo:min-height="1.376cm" fo:min-width="2.826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1.556cm" fo:min-width="2.606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 style:list-style-name="L1">
      <style:graphic-properties draw:fill-color="#579d1c" draw:textarea-horizontal-align="justify" draw:textarea-vertical-align="middle" draw:auto-grow-height="false" fo:min-height="1.376cm" fo:min-width="2.821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fill-color="#579d1c" draw:textarea-horizontal-align="justify" draw:textarea-vertical-align="middle" draw:auto-grow-height="false" fo:min-height="1.376cm" fo:min-width="2.626cm"/>
    </style:style>
    <style:style style:name="gr12" style:family="graphic" style:parent-style-name="standard">
      <style:graphic-properties draw:stroke="none" svg:stroke-color="#000000" draw:fill="none" draw:fill-color="#ffffff" fo:min-height="0.788cm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1.284cm" fo:min-width="2.834cm"/>
    </style:style>
    <style:style style:name="gr14" style:family="graphic" style:parent-style-name="standard">
      <style:graphic-properties draw:stroke="none" svg:stroke-color="#000000" draw:fill="none" draw:fill-color="#ffffff" fo:min-height="0.528cm"/>
    </style:style>
    <style:style style:name="gr15" style:family="graphic" style:parent-style-name="standard" style:list-style-name="L2">
      <style:graphic-properties draw:fill-color="#579d1c" draw:textarea-horizontal-align="justify" draw:textarea-vertical-align="middle" draw:auto-grow-height="false" fo:min-height="1.104cm" fo:min-width="3.354cm"/>
    </style:style>
    <style:style style:name="gr16" style:family="graphic" style:parent-style-name="standard">
      <style:graphic-properties draw:fill-color="#579d1c" draw:textarea-horizontal-align="justify" draw:textarea-vertical-align="middle" draw:auto-grow-height="false" fo:min-height="1.104cm" fo:min-width="2.454cm"/>
    </style:style>
    <style:style style:name="gr17" style:family="graphic" style:parent-style-name="standard">
      <style:graphic-properties draw:fill-color="#579d1c" draw:textarea-horizontal-align="justify" draw:textarea-vertical-align="middle" draw:auto-grow-height="false" fo:min-height="1.736cm" fo:min-width="2.886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fill-color="#579d1c" draw:textarea-horizontal-align="justify" draw:textarea-vertical-align="middle" draw:auto-grow-height="false" fo:min-height="1.555cm" fo:min-width="2.806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draw:fill-color="#579d1c" draw:textarea-horizontal-align="justify" draw:textarea-vertical-align="middle" draw:auto-grow-height="false" fo:min-height="13.808cm" fo:min-width="6.358cm"/>
    </style:style>
    <style:style style:name="gr22" style:family="graphic" style:parent-style-name="standard">
      <style:graphic-properties draw:fill-color="#579d1c" draw:textarea-horizontal-align="justify" draw:textarea-vertical-align="middle" draw:auto-grow-height="false" fo:min-height="0.834cm" fo:min-width="1.684cm"/>
    </style:style>
    <style:style style:name="gr23" style:family="graphic" style:parent-style-name="standard">
      <style:graphic-properties draw:stroke="none" svg:stroke-color="#000000" draw:fill="none" draw:fill-color="#ffffff" fo:min-height="0.95cm"/>
    </style:style>
    <style:style style:name="gr24" style:family="graphic" style:parent-style-name="standard">
      <style:graphic-properties draw:fill-color="#579d1c" draw:textarea-horizontal-align="justify" draw:textarea-vertical-align="middle" draw:auto-grow-height="false" fo:min-height="0.744cm" fo:min-width="1.694cm"/>
    </style:style>
    <style:style style:name="gr25" style:family="graphic" style:parent-style-name="standard">
      <style:graphic-properties draw:fill-color="#579d1c" draw:textarea-horizontal-align="justify" draw:textarea-vertical-align="middle" draw:auto-grow-height="false" fo:min-height="0.924cm" fo:min-width="1.474cm"/>
    </style:style>
    <style:style style:name="gr26" style:family="graphic" style:parent-style-name="standard">
      <style:graphic-properties draw:stroke="none" svg:stroke-color="#000000" draw:fill="none" draw:fill-color="#ffffff" fo:min-height="0.55cm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85cm"/>
    </style:style>
    <style:style style:name="gr28" style:family="graphic" style:parent-style-name="standard">
      <style:graphic-properties draw:stroke="none" svg:stroke-color="#000000" draw:fill="none" draw:fill-color="#ffffff" fo:min-height="0.85cm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924cm" fo:min-width="1.674cm"/>
    </style:style>
    <style:style style:name="gr31" style:family="graphic" style:parent-style-name="standard">
      <style:graphic-properties draw:fill-color="#579d1c" draw:textarea-horizontal-align="justify" draw:textarea-vertical-align="middle" draw:auto-grow-height="false" fo:min-height="0.924cm" fo:min-width="1.774cm"/>
    </style:style>
    <style:style style:name="gr32" style:family="graphic" style:parent-style-name="standard">
      <style:graphic-properties draw:fill-color="#579d1c" draw:textarea-horizontal-align="justify" draw:textarea-vertical-align="middle" draw:auto-grow-height="false" fo:min-height="0.924cm" fo:min-width="1.574cm"/>
    </style:style>
    <style:style style:name="gr33" style:family="graphic" style:parent-style-name="standard">
      <style:graphic-properties draw:textarea-horizontal-align="justify" draw:textarea-vertical-align="middle" draw:auto-grow-height="false" fo:min-height="1.194cm" fo:min-width="6.944cm"/>
    </style:style>
    <style:style style:name="gr34" style:family="graphic" style:parent-style-name="standard">
      <style:graphic-properties draw:stroke="none" svg:stroke-color="#000000" draw:fill="none" draw:fill-color="#ffffff" fo:min-height="1.255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1.376cm" fo:min-width="6.826cm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85cm"/>
    </style:style>
    <style:style style:name="gr37" style:family="graphic" style:parent-style-name="standard">
      <style:graphic-properties draw:stroke="none" svg:stroke-color="#000000" draw:fill="none" draw:fill-color="#ffffff" fo:min-height="2.009cm"/>
    </style:style>
    <style:style style:name="gr38" style:family="graphic" style:parent-style-name="standard">
      <style:graphic-properties draw:fill-color="#579d1c" draw:textarea-horizontal-align="justify" draw:textarea-vertical-align="middle" draw:auto-grow-height="false" fo:min-height="1.376cm" fo:min-width="6.726cm"/>
    </style:style>
    <style:style style:name="gr39" style:family="graphic" style:parent-style-name="standard">
      <style:graphic-properties draw:stroke="none" svg:stroke-color="#000000" draw:fill="none" draw:fill-color="#ffffff" fo:min-height="0.723cm"/>
    </style:style>
    <style:style style:name="gr40" style:family="graphic" style:parent-style-name="standard">
      <style:graphic-properties draw:fill-color="#579d1c" draw:textarea-horizontal-align="justify" draw:textarea-vertical-align="middle" draw:auto-grow-height="false" fo:min-height="3.812cm" fo:min-width="6.562cm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85cm"/>
    </style:style>
    <style:style style:name="P1" style:family="paragraph">
      <style:paragraph-properties fo:margin-left="0cm" fo:margin-right="0cm" fo:text-align="start" fo:text-indent="0cm"/>
      <style:text-properties fo:color="#ffffff" style:font-name="Liberation Sans" fo:font-size="18pt" style:letter-kerning="true" style:font-name-asian="微软雅黑" style:font-size-asian="18pt" style:font-name-complex="Mangal" style:font-size-complex="18pt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579d1c"/>
      <style:paragraph-properties fo:text-align="center"/>
      <style:text-properties fo:color="#ffffff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579d1c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微软雅黑" style:font-size-asian="18pt" style:font-name-complex="Mangal" style:font-size-complex="18pt"/>
    </style:style>
    <style:style style:name="P10" style:family="paragraph">
      <loext:graphic-properties draw:fill-color="#579d1c"/>
      <style:paragraph-properties fo:text-align="start"/>
      <style:text-properties fo: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579d1c"/>
      <style:paragraph-properties fo:margin-left="0cm" fo:margin-right="0cm" fo:text-align="start" fo:text-indent="0cm"/>
      <style:text-properties fo:color="#ffffff" style:font-name="Liberation Sans" fo:font-size="18pt" style:letter-kerning="true" style:font-name-asian="微软雅黑" style:font-size-asian="18pt" style:font-name-complex="Mangal" style:font-size-complex="18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-color="#579d1c"/>
      <style:paragraph-properties fo:text-align="center"/>
    </style:style>
    <style:style style:name="P17" style:family="paragraph">
      <style:paragraph-properties fo:margin-left="0cm" fo:margin-right="0.2cm" fo:text-align="start" fo:text-indent="0cm"/>
    </style:style>
    <style:style style:name="P18" style:family="paragraph">
      <style:paragraph-properties fo:margin-left="0cm" fo:margin-right="0.2cm" fo:text-align="center" fo:text-indent="0cm"/>
    </style:style>
    <style:style style:name="P19" style:family="paragraph">
      <style:paragraph-properties fo:margin-left="0cm" fo:margin-right="0.2cm" fo:text-indent="0cm"/>
    </style:style>
    <style:style style:name="P20" style:family="paragraph">
      <style:paragraph-properties fo:margin-left="0cm" fo:margin-right="0.2cm" fo:text-align="start" fo:text-indent="0cm"/>
      <style:text-properties fo:color="#ffffff" style:font-name="Liberation Sans" fo:font-size="18pt" style:letter-kerning="true" style:font-name-asian="微软雅黑" style:font-size-asian="18pt" style:font-name-complex="Mangal" style:font-size-complex="18pt"/>
    </style:style>
    <style:style style:name="P21" style:family="paragraph">
      <loext:graphic-properties draw:fill-color="#579d1c"/>
      <style:paragraph-properties fo:margin-left="0cm" fo:margin-right="0.2cm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微软雅黑" style:font-size-asian="18pt" style:font-name-complex="Mangal" style:font-size-complex="18pt"/>
    </style:style>
    <style:style style:name="P23" style:family="paragraph">
      <loext:graphic-properties draw:fill-color="#729fcf"/>
      <style:paragraph-properties fo:margin-left="0cm" fo:margin-right="0cm" fo:text-align="center" fo:text-indent="0cm"/>
      <style:text-properties style:use-window-font-color="true"/>
    </style:style>
    <style:style style:name="P24" style:family="paragraph">
      <loext:graphic-properties draw:fill-color="#579d1c"/>
      <style:paragraph-properties fo:margin-left="0cm" fo:margin-right="0cm" fo:text-align="center" fo:text-indent="0cm"/>
      <style:text-properties fo:color="#ffffff"/>
    </style:style>
    <style:style style:name="T1" style:family="text">
      <style:text-properties fo:color="#ff3333" style:font-name="Liberation Sans" fo:font-size="18pt" style:letter-kerning="true" style:font-name-asian="微软雅黑" style:font-size-asian="18pt" style:font-name-complex="Mangal" style:font-size-complex="18pt"/>
    </style:style>
    <style:style style:name="T2" style:family="text">
      <style:text-properties fo:color="#ffffff" style:font-name="Liberation Sans" fo:font-size="18pt" style:letter-kerning="true" style:font-name-asian="微软雅黑" style:font-size-asian="18pt" style:font-name-complex="Mangal" style:font-size-complex="18pt"/>
    </style:style>
    <style:style style:name="T3" style:family="text">
      <style:text-properties fo:color="#80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/>
    </style:style>
    <style:style style:name="T6" style:family="text">
      <style:text-properties fo:color="#ff3333"/>
    </style:style>
    <style:style style:name="T7" style:family="text">
      <style:text-properties fo:color="#ff0000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0000" style:font-name="Liberation Sans" fo:font-size="18pt" style:letter-kerning="true" style:font-name-asian="微软雅黑" style:font-size-asian="18pt" style:font-name-complex="Mangal" style:font-size-complex="18pt"/>
    </style:style>
    <style:style style:name="T10" style:family="text">
      <style:text-properties fo:color="#ffffff" style:font-name="Liberation Sans" fo:font-size="18pt" fo:font-weight="normal" style:letter-kerning="true" style:font-name-asian="微软雅黑" style:font-size-asian="18pt" style:font-weight-asian="normal" style:font-name-complex="Mangal" style:font-size-complex="18pt" style:font-weight-complex="normal"/>
    </style:style>
    <style:style style:name="T11" style:family="text">
      <style:text-properties fo:color="#ff3333" style:font-name="Liberation Sans" fo:font-size="18pt" fo:font-weight="normal" style:letter-kerning="true" style:font-name-asian="微软雅黑" style:font-size-asian="18pt" style:font-weight-asian="normal" style:font-name-complex="Mangal" style:font-size-complex="18pt" style:font-weight-complex="normal"/>
    </style:style>
    <style:style style:name="T12" style:family="text">
      <style:text-properties fo:color="#ffffff" style:font-name="Liberation Sans" fo:font-size="15pt" style:letter-kerning="true" style:font-name-asian="微软雅黑" style:font-size-asian="15pt" style:font-name-complex="Mangal" style:font-size-complex="15pt"/>
    </style:style>
    <style:style style:name="T13" style:family="text">
      <style:text-properties fo:color="#ff3333" style:font-name="Liberation Sans" fo:font-size="15pt" style:letter-kerning="true" style:font-name-asian="微软雅黑" style:font-size-asian="15pt" style:font-name-complex="Mangal" style:font-size-complex="15pt"/>
    </style:style>
    <style:style style:name="T14" style:family="text">
      <style:text-properties style:use-window-font-color="true" style:font-name="Liberation Sans" fo:font-size="18pt" style:letter-kerning="true" style:font-name-asian="微软雅黑" style:font-size-asian="18pt" style:font-name-complex="Mang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FSA for Regular Expression 1" draw:style-name="dp1" draw:master-page-name="默认">
        <draw:custom-shape draw:style-name="gr1" draw:text-style-name="P1" draw:layer="layout" svg:width="7.4cm" svg:height="21.953cm" svg:x="1cm" svg:y="2.047cm">
          <text:p text:style-name="P1"><text:span text:style-name="T1">.</text:span><text:span text:style-name="T2">\\\\</text:span></text:p>
          <text:p text:style-name="P1"><text:span text:style-name="T1">.</text:span><text:span text:style-name="T2">\\x[0-9A-Fa-f][0-9A-Fa-f]</text:span></text:p>
          <text:p text:style-name="P1"><text:span text:style-name="T1">.</text:span><text:span text:style-name="T2">\\r</text:span></text:p>
          <text:p text:style-name="P1"><text:span text:style-name="T1">.</text:span><text:span text:style-name="T2">\\n</text:span></text:p>
          <text:p text:style-name="P1"><text:span text:style-name="T1">.</text:span><text:span text:style-name="T2">\\t</text:span></text:p>
          <text:p text:style-name="P1"><text:span text:style-name="T1">.</text:span><text:span text:style-name="T2">\\s</text:span></text:p>
          <text:p text:style-name="P1"><text:span text:style-name="T1">.</text:span><text:span text:style-name="T2">\\\[</text:span></text:p>
          <text:p text:style-name="P1"><text:span text:style-name="T1">.</text:span><text:span text:style-name="T2">\\\]</text:span></text:p>
          <text:p text:style-name="P1"><text:span text:style-name="T1">.</text:span><text:span text:style-name="T2">\\\(</text:span></text:p>
          <text:p text:style-name="P1"><text:span text:style-name="T1">.</text:span><text:span text:style-name="T2">\\\)</text:span></text:p>
          <text:p text:style-name="P1"><text:span text:style-name="T1">.</text:span><text:span text:style-name="T2">\\\{</text:span></text:p>
          <text:p text:style-name="P1"><text:span text:style-name="T1">.</text:span><text:span text:style-name="T2">\\\}</text:span></text:p>
          <text:p text:style-name="P1"><text:span text:style-name="T1">.</text:span><text:span text:style-name="T2">\\\?</text:span></text:p>
          <text:p text:style-name="P1"><text:span text:style-name="T1">.</text:span><text:span text:style-name="T2">\\\*</text:span></text:p>
          <text:p text:style-name="P1"><text:span text:style-name="T1">.</text:span><text:span text:style-name="T2">\\\+</text:span></text:p>
          <text:p text:style-name="P1"><text:span text:style-name="T1">.</text:span><text:span text:style-name="T2">\\\-</text:span></text:p>
          <text:p text:style-name="P1"><text:span text:style-name="T1">.</text:span><text:span text:style-name="T2">\\\^</text:span></text:p>
          <text:p text:style-name="P1"><text:span text:style-name="T1">.</text:span><text:span text:style-name="T2">\\\|</text:span></text:p>
          <text:p text:style-name="P1"><text:span text:style-name="T1">.</text:span><text:span text:style-name="T2">\[</text:span></text:p>
          <text:p text:style-name="P1"><text:span text:style-name="T1">.</text:span><text:span text:style-name="T2">\]</text:span></text:p>
          <text:p text:style-name="P1"><text:span text:style-name="T1">.</text:span><text:span text:style-name="T2">\-</text:span></text:p>
          <text:p text:style-name="P1"><text:span text:style-name="T1">.</text:span><text:span text:style-name="T2">\^</text:span></text:p>
          <text:p text:style-name="P1"><text:span text:style-name="T1">.</text:span><text:span text:style-name="T2">\?</text:span></text:p>
          <text:p text:style-name="P1"><text:span text:style-name="T1">.</text:span><text:span text:style-name="T2">\*</text:span></text:p>
          <text:p text:style-name="P1"><text:span text:style-name="T1">.</text:span><text:span text:style-name="T2">\+</text:span></text:p>
          <text:p text:style-name="P1"><text:span text:style-name="T1">.</text:span><text:span text:style-name="T2">\|</text:span></text:p>
          <text:p text:style-name="P1"><text:span text:style-name="T1">.</text:span><text:span text:style-name="T2">\(</text:span></text:p>
          <text:p text:style-name="P1"><text:span text:style-name="T1">.</text:span><text:span text:style-name="T2">\)</text:span></text:p>
          <text:p text:style-name="P1"><text:span text:style-name="T1">.</text:span><text:span text:style-name="T2">[\x21-\x7E]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cm" svg:height="0.962cm" svg:x="4.3cm" svg:y="1cm">
          <draw:text-box>
            <text:p><text:span text:style-name="T3">1</text:span></text:p>
          </draw:text-box>
        </draw:frame>
        <draw:line draw:style-name="gr3" draw:text-style-name="P3" draw:layer="layout" svg:x1="7.7cm" svg:y1="2.2cm" svg:x2="10.7cm" svg:y2="2.2cm">
          <text:p/>
        </draw:line>
        <draw:line draw:style-name="gr3" draw:text-style-name="P3" draw:layer="layout" svg:x1="8.5cm" svg:y1="5.3cm" svg:x2="10.7cm" svg:y2="5.3cm">
          <text:p/>
        </draw:line>
        <draw:line draw:style-name="gr3" draw:text-style-name="P3" draw:layer="layout" svg:x1="8.4cm" svg:y1="8.7cm" svg:x2="10.6cm" svg:y2="8.7cm">
          <text:p/>
        </draw:line>
        <draw:frame draw:style-name="gr4" draw:text-style-name="P4" draw:layer="layout" svg:width="1.2cm" svg:height="0.725cm" svg:x="9cm" svg:y="11.075cm">
          <draw:text-box>
            <text:p><text:span text:style-name="T4">+</text:span></text:p>
          </draw:text-box>
        </draw:frame>
        <draw:custom-shape draw:style-name="gr5" draw:text-style-name="P7" draw:layer="layout" svg:width="3.6cm" svg:height="2cm" svg:x="10.7cm" svg:y="4.4cm">
          <text:p text:style-name="P5"><text:span text:style-name="T5">\-</text:span><text:span text:style-name="T6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cm" svg:height="0.962cm" svg:x="18.9cm" svg:y="12.438cm">
          <draw:text-box>
            <text:p><text:span text:style-name="T3">10</text:span></text:p>
          </draw:text-box>
        </draw:frame>
        <draw:frame draw:style-name="gr2" draw:text-style-name="P2" draw:layer="layout" svg:width="1.4cm" svg:height="0.962cm" svg:x="14.748cm" svg:y="14.685cm">
          <draw:text-box>
            <text:p><text:span text:style-name="T3">11</text:span></text:p>
          </draw:text-box>
        </draw:frame>
        <draw:line draw:style-name="gr3" draw:text-style-name="P3" draw:layer="layout" svg:x1="8.4cm" svg:y1="3.8cm" svg:x2="15.2cm" svg:y2="3.8cm">
          <text:p/>
        </draw:line>
        <draw:line draw:style-name="gr3" draw:text-style-name="P3" draw:layer="layout" svg:x1="8.4cm" svg:y1="10.3cm" svg:x2="15.2cm" svg:y2="10.3cm">
          <text:p/>
        </draw:line>
        <draw:custom-shape draw:style-name="gr6" draw:text-style-name="P9" draw:layer="layout" svg:width="3.5cm" svg:height="1.8cm" svg:x="10.8cm" svg:y="11cm">
          <text:p text:style-name="P8"><text:span text:style-name="T2">\+</text:span><text:span text:style-name="T1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3.3cm" svg:height="2cm" svg:x="15.3cm" svg:y="6.1cm">
          <text:p text:style-name="P5"><text:span text:style-name="T5">\^</text:span><text:span text:style-name="T7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2cm" svg:height="0.962cm" svg:x="8.9cm" svg:y="1.138cm">
          <draw:text-box>
            <text:p>[</text:p>
          </draw:text-box>
        </draw:frame>
        <draw:frame draw:style-name="gr8" draw:text-style-name="P11" draw:layer="layout" svg:width="1.3cm" svg:height="1cm" svg:x="8.9cm" svg:y="7.6cm">
          <draw:text-box>
            <text:p>?</text:p>
          </draw:text-box>
        </draw:frame>
        <draw:custom-shape draw:style-name="gr9" draw:text-style-name="P12" draw:layer="layout" svg:width="3.495cm" svg:height="1.8cm" svg:x="10.805cm" svg:y="7.8cm">
          <text:p text:style-name="P5"><text:span text:style-name="T5">\?</text:span><text:span text:style-name="T6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0.7cm" svg:height="0.962cm" svg:x="9.015cm" svg:y="9.326cm">
          <draw:text-box>
            <text:p>*</text:p>
          </draw:text-box>
        </draw:frame>
        <draw:custom-shape draw:style-name="gr11" draw:text-style-name="P7" draw:layer="layout" svg:width="3.3cm" svg:height="1.8cm" svg:x="15.3cm" svg:y="9.5cm">
          <text:p text:style-name="P5"><text:span text:style-name="T5">\*</text:span><text:span text:style-name="T6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1cm" svg:height="1.038cm" svg:x="9cm" svg:y="14cm">
          <draw:text-box draw:corner-radius="0.2cm">
            <text:p>(</text:p>
          </draw:text-box>
        </draw:frame>
        <draw:custom-shape draw:style-name="gr13" draw:text-style-name="P10" draw:layer="layout" svg:width="3.5cm" svg:height="1.7cm" svg:x="10.8cm" svg:y="14.3cm">
          <text:p text:style-name="P5"><text:span text:style-name="T5">\(</text:span><text:span text:style-name="T6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1cm" svg:height="0.962cm" svg:x="9.1cm" svg:y="15.438cm">
          <draw:text-box>
            <text:p>)</text:p>
          </draw:text-box>
        </draw:frame>
        <draw:custom-shape draw:style-name="gr11" draw:text-style-name="P7" draw:layer="layout" svg:width="3.3cm" svg:height="1.8cm" svg:x="15.3cm" svg:y="15.8cm">
          <text:p text:style-name="P5"><text:span text:style-name="T5">\)</text:span><text:span text:style-name="T6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4cm" svg:y1="16.7cm" svg:x2="15.2cm" svg:y2="16.7cm">
          <text:p/>
        </draw:line>
        <draw:frame draw:style-name="gr14" draw:text-style-name="P11" draw:layer="layout" svg:width="5.1cm" svg:height="0.878cm" svg:x="8.8cm" svg:y="18.422cm">
          <draw:text-box>
            <text:p><text:span text:style-name="T8">0x21-0x7E (Rest)</text:span></text:p>
          </draw:text-box>
        </draw:frame>
        <draw:custom-shape draw:style-name="gr15" draw:text-style-name="P9" xml:id="id1" draw:id="id1" draw:layer="layout" svg:width="4cm" svg:height="1.5cm" svg:x="10.9cm" svg:y="19.5cm"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4.9cm" svg:y1="20.25cm" svg:x2="14.9cm" svg:y2="20.25cm" draw:start-shape="id1" draw:end-shape="id1" svg:d="M14900 20250z" svg:viewBox="0 0 1 1">
          <text:p/>
        </draw:connector>
        <draw:frame draw:style-name="gr2" draw:text-style-name="P11" draw:layer="layout" svg:width="1.1cm" svg:height="0.962cm" svg:x="14.6cm" svg:y="1.238cm">
          <draw:text-box>
            <text:p><text:span text:style-name="T3">3</text:span></text:p>
          </draw:text-box>
        </draw:frame>
        <draw:frame draw:style-name="gr2" draw:text-style-name="P14" draw:layer="layout" svg:width="1cm" svg:height="0.962cm" svg:x="18.9cm" svg:y="3.2cm">
          <draw:text-box>
            <text:p text:style-name="P13"><text:span text:style-name="T9">4</text:span></text:p>
          </draw:text-box>
        </draw:frame>
        <draw:frame draw:style-name="gr2" draw:text-style-name="P14" draw:layer="layout" svg:width="1.4cm" svg:height="0.962cm" svg:x="14.6cm" svg:y="4.838cm">
          <draw:text-box>
            <text:p text:style-name="P13"><text:span text:style-name="T9">5</text:span></text:p>
          </draw:text-box>
        </draw:frame>
        <draw:frame draw:style-name="gr2" draw:text-style-name="P14" draw:layer="layout" svg:width="1cm" svg:height="0.962cm" svg:x="18.9cm" svg:y="6.438cm">
          <draw:text-box>
            <text:p text:style-name="P13"><text:span text:style-name="T9">6</text:span></text:p>
          </draw:text-box>
        </draw:frame>
        <draw:frame draw:style-name="gr2" draw:text-style-name="P14" draw:layer="layout" svg:width="1.3cm" svg:height="0.962cm" svg:x="14.7cm" svg:y="8.2cm">
          <draw:text-box>
            <text:p text:style-name="P13"><text:span text:style-name="T9">7</text:span></text:p>
          </draw:text-box>
        </draw:frame>
        <draw:frame draw:style-name="gr8" draw:text-style-name="P11" draw:layer="layout" svg:width="1.279cm" svg:height="1cm" svg:x="18.921cm" svg:y="9.6cm">
          <draw:text-box>
            <text:p><text:span text:style-name="T3">8</text:span></text:p>
          </draw:text-box>
        </draw:frame>
        <draw:line draw:style-name="gr3" draw:text-style-name="P3" draw:layer="layout" svg:x1="8.4cm" svg:y1="15.1cm" svg:x2="10.8cm" svg:y2="15.1cm">
          <text:p/>
        </draw:line>
        <draw:line draw:style-name="gr3" draw:text-style-name="P3" draw:layer="layout" svg:x1="4.8cm" svg:y1="24cm" svg:x2="4.8cm" svg:y2="26.4cm">
          <text:p/>
        </draw:line>
        <draw:frame draw:style-name="gr2" draw:text-style-name="P11" draw:layer="layout" svg:width="1.3cm" svg:height="0.962cm" svg:x="5.2cm" svg:y="24.738cm">
          <draw:text-box>
            <text:p>\</text:p>
          </draw:text-box>
        </draw:frame>
        <draw:custom-shape draw:style-name="gr16" draw:text-style-name="P16" draw:layer="layout" svg:width="3.1cm" svg:height="1.5cm" svg:x="3.8cm" svg:y="26.4cm">
          <text:p text:style-name="P15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3.6cm" svg:height="2.2cm" svg:x="10.653cm" svg:y="0.999cm">
          <text:p text:style-name="P5"><text:span text:style-name="T5">\[</text:span><text:span text:style-name="T7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cm" svg:height="0.962cm" svg:x="8.9cm" svg:y="4.038cm">
          <draw:text-box>
            <text:p>-</text:p>
          </draw:text-box>
        </draw:frame>
        <draw:frame draw:style-name="gr18" draw:text-style-name="P11" draw:layer="layout" svg:width="1.5cm" svg:height="0.962cm" svg:x="8.9cm" svg:y="6.138cm">
          <draw:text-box>
            <text:p>^</text:p>
          </draw:text-box>
        </draw:frame>
        <draw:custom-shape draw:style-name="gr19" draw:text-style-name="P10" draw:layer="layout" svg:width="3.5cm" svg:height="1.999cm" svg:x="15.2cm" svg:y="2.601cm">
          <text:p text:style-name="P5"><text:span text:style-name="T5">\]</text:span><text:span text:style-name="T7">.</text:span></text:p>
          <text:p text:style-name="P8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2cm" svg:height="0.962cm" svg:x="8.9cm" svg:y="2.738cm">
          <draw:text-box>
            <text:p>]</text:p>
          </draw:text-box>
        </draw:frame>
        <draw:line draw:style-name="gr3" draw:text-style-name="P3" draw:layer="layout" svg:x1="8.4cm" svg:y1="7.1cm" svg:x2="15.3cm" svg:y2="7.1cm">
          <text:p/>
        </draw:line>
        <draw:line draw:style-name="gr3" draw:text-style-name="P3" draw:layer="layout" svg:x1="8.4cm" svg:y1="11.9cm" svg:x2="10.8cm" svg:y2="11.9cm">
          <text:p/>
        </draw:line>
        <draw:frame draw:style-name="gr20" draw:text-style-name="P11" draw:layer="layout" svg:width="1.4cm" svg:height="0.962cm" svg:x="14.7cm" svg:y="11.438cm">
          <draw:text-box>
            <text:p><text:span text:style-name="T3">9</text:span></text:p>
          </draw:text-box>
        </draw:frame>
        <draw:custom-shape draw:style-name="gr11" draw:text-style-name="P10" draw:layer="layout" svg:width="3.3cm" svg:height="1.8cm" svg:x="15.3cm" svg:y="12.5cm">
          <text:p text:style-name="P5"><text:span text:style-name="T5">\|</text:span><text:span text:style-name="T6">.</text:span></text:p>
          <text:p text:style-name="P6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448cm" svg:y1="13.533cm" svg:x2="15.3cm" svg:y2="13.533cm">
          <text:p/>
        </draw:line>
        <draw:frame draw:style-name="gr12" draw:text-style-name="P11" draw:layer="layout" svg:width="1.1cm" svg:height="1.038cm" svg:x="9cm" svg:y="12.262cm">
          <draw:text-box draw:corner-radius="0.2cm">
            <text:p>|</text:p>
          </draw:text-box>
        </draw:frame>
        <draw:frame draw:style-name="gr2" draw:text-style-name="P2" draw:layer="layout" svg:width="1.4cm" svg:height="0.962cm" svg:x="18.947cm" svg:y="16.153cm">
          <draw:text-box>
            <text:p><text:span text:style-name="T3">12</text:span></text:p>
          </draw:text-box>
        </draw:frame>
        <draw:line draw:style-name="gr3" draw:text-style-name="P3" draw:layer="layout" svg:x1="8.4cm" svg:y1="20.2cm" svg:x2="10.9cm" svg:y2="20.2cm">
          <text:p/>
        </draw:line>
        <draw:frame draw:style-name="gr2" draw:text-style-name="P2" draw:layer="layout" svg:width="1.4cm" svg:height="0.962cm" svg:x="15.3cm" svg:y="19.7cm">
          <draw:text-box>
            <text:p><text:span text:style-name="T3">13</text:span></text:p>
          </draw:text-box>
        </draw:frame>
      </draw:page>
      <draw:page draw:name="FSA for Regular Expression 2" draw:style-name="dp1" draw:master-page-name="默认">
        <draw:frame draw:style-name="gr18" draw:text-style-name="P2" draw:layer="layout" svg:width="1cm" svg:height="0.962cm" svg:x="3.1cm" svg:y="1cm">
          <draw:text-box>
            <text:p><text:span text:style-name="T3">2</text:span></text:p>
          </draw:text-box>
        </draw:frame>
        <draw:custom-shape draw:style-name="gr21" draw:text-style-name="P21" draw:layer="layout" svg:width="7.6cm" svg:height="14.8cm" svg:x="1cm" svg:y="2.2cm">
          <text:p text:style-name="P17"><text:span text:style-name="T2">\\</text:span><text:span text:style-name="T1">.</text:span><text:span text:style-name="T2">\\</text:span></text:p>
          <text:p text:style-name="P18"><text:span text:style-name="T2">\\</text:span><text:span text:style-name="T1">.</text:span><text:span text:style-name="T2">x[0-9A-Fa-f][0-9A-Fa-f]</text:span></text:p>
          <text:p text:style-name="P19"><text:span text:style-name="T2">\\</text:span><text:span text:style-name="T1">.</text:span><text:span text:style-name="T2">r</text:span></text:p>
          <text:p text:style-name="P17"><text:span text:style-name="T10">\\</text:span><text:span text:style-name="T11">.</text:span><text:span text:style-name="T10">n</text:span></text:p>
          <text:p text:style-name="P19"><text:span text:style-name="T2">\\</text:span><text:span text:style-name="T1">.</text:span><text:span text:style-name="T2">t</text:span></text:p>
          <text:p text:style-name="P17"><text:span text:style-name="T2">\\</text:span><text:span text:style-name="T1">.</text:span><text:span text:style-name="T2">s</text:span></text:p>
          <text:p text:style-name="P19"><text:span text:style-name="T2">\\</text:span><text:span text:style-name="T1">.</text:span><text:span text:style-name="T2">\[</text:span></text:p>
          <text:p text:style-name="P17"><text:span text:style-name="T2">\\</text:span><text:span text:style-name="T1">.</text:span><text:span text:style-name="T2">\</text:span><text:span text:style-name="T2">]</text:span></text:p>
          <text:p text:style-name="P17"><text:span text:style-name="T2">\\</text:span><text:span text:style-name="T1">.</text:span><text:span text:style-name="T2">\(</text:span></text:p>
          <text:p text:style-name="P17"><text:span text:style-name="T2">\\</text:span><text:span text:style-name="T1">.</text:span><text:span text:style-name="T2">\)</text:span></text:p>
          <text:p text:style-name="P17"><text:span text:style-name="T2">\\</text:span><text:span text:style-name="T1">.</text:span><text:span text:style-name="T2">\{</text:span></text:p>
          <text:p text:style-name="P17"><text:span text:style-name="T2">\\</text:span><text:span text:style-name="T1">.</text:span><text:span text:style-name="T2">\}</text:span></text:p>
          <text:p text:style-name="P17"><text:span text:style-name="T2">\\</text:span><text:span text:style-name="T1">.</text:span><text:span text:style-name="T2">\?</text:span></text:p>
          <text:p text:style-name="P17"><text:span text:style-name="T2">\\</text:span><text:span text:style-name="T1">.</text:span><text:span text:style-name="T2">\*</text:span></text:p>
          <text:p text:style-name="P17"><text:span text:style-name="T2">\\</text:span><text:span text:style-name="T1">.</text:span><text:span text:style-name="T2">\+</text:span></text:p>
          <text:p text:style-name="P17"><text:span text:style-name="T2">\\</text:span><text:span text:style-name="T1">.</text:span><text:span text:style-name="T2">\-</text:span></text:p>
          <text:p text:style-name="P19"><text:span text:style-name="T2">\\</text:span><text:span text:style-name="T1">.</text:span><text:span text:style-name="T2">\^</text:span></text:p>
          <text:p text:style-name="P19"><text:span text:style-name="T2">\\</text:span><text:span text:style-name="T1">.</text:span><text:span text:style-name="T2">\|</text:span></text:p>
          <text:p text:style-name="P20"><text:span text:style-name="T2">[\x21-\x7E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6cm" svg:x2="14.7cm" svg:y2="6cm">
          <text:p/>
        </draw:line>
        <draw:line draw:style-name="gr3" draw:text-style-name="P3" draw:layer="layout" svg:x1="8.4cm" svg:y1="2.8cm" svg:x2="11.7cm" svg:y2="2.8cm">
          <text:p/>
        </draw:line>
        <draw:line draw:style-name="gr3" draw:text-style-name="P3" draw:layer="layout" svg:x1="8.6cm" svg:y1="3.9cm" svg:x2="14.7cm" svg:y2="3.9cm">
          <text:p/>
        </draw:line>
        <draw:line draw:style-name="gr3" draw:text-style-name="P3" draw:layer="layout" svg:x1="8.6cm" svg:y1="7cm" svg:x2="11.7cm" svg:y2="7cm">
          <text:p/>
        </draw:line>
        <draw:line draw:style-name="gr3" draw:text-style-name="P3" draw:layer="layout" svg:x1="8.6cm" svg:y1="10.6cm" svg:x2="14.7cm" svg:y2="10.6cm">
          <text:p/>
        </draw:line>
        <draw:custom-shape draw:style-name="gr22" draw:text-style-name="P7" draw:layer="layout" svg:width="2.3cm" svg:height="1.2cm" svg:x="14.7cm" svg:y="3.3cm">
          <text:p text:style-name="P15"><text:span text:style-name="T5">\\r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4cm" svg:height="0.962cm" svg:x="9.6cm" svg:y="1.738cm">
          <draw:text-box>
            <text:p>\</text:p>
          </draw:text-box>
        </draw:frame>
        <draw:frame draw:style-name="gr2" draw:text-style-name="P11" draw:layer="layout" svg:width="0.9cm" svg:height="0.962cm" svg:x="9.6cm" svg:y="2.9cm">
          <draw:text-box>
            <text:p>r</text:p>
          </draw:text-box>
        </draw:frame>
        <draw:frame draw:style-name="gr2" draw:text-style-name="P11" draw:layer="layout" svg:width="1cm" svg:height="0.962cm" svg:x="9.674cm" svg:y="4.947cm">
          <draw:text-box>
            <text:p>t</text:p>
          </draw:text-box>
        </draw:frame>
        <draw:frame draw:style-name="gr2" draw:text-style-name="P11" draw:layer="layout" svg:width="1.1cm" svg:height="0.962cm" svg:x="9.6cm" svg:y="6.038cm">
          <draw:text-box>
            <text:p>s</text:p>
          </draw:text-box>
        </draw:frame>
        <draw:frame draw:style-name="gr23" draw:text-style-name="P11" draw:layer="layout" svg:width="0.9cm" svg:height="1.2cm" svg:x="3.3cm" svg:y="18.6cm">
          <draw:text-box>
            <text:p>|</text:p>
          </draw:text-box>
        </draw:frame>
        <draw:custom-shape draw:style-name="gr24" draw:text-style-name="P7" draw:layer="layout" svg:width="2.3cm" svg:height="1.1cm" svg:x="11.7cm" svg:y="4.4cm">
          <text:p text:style-name="P15"><text:span text:style-name="T5">\\n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3cm" svg:height="1.2cm" svg:x="14.7cm" svg:y="5.4cm">
          <text:p text:style-name="P15"><text:span text:style-name="T5">\\t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3cm" svg:height="1.2cm" svg:x="11.7cm" svg:y="6.5cm">
          <text:p text:style-name="P15"><text:span text:style-name="T5">\\s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2.1cm" svg:height="1.3cm" svg:x="1.7cm" svg:y="20.8cm">
          <text:p text:style-name="P15"><text:span text:style-name="T5">\\\|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9.3cm" svg:x2="11.7cm" svg:y2="9.3cm">
          <text:p/>
        </draw:line>
        <draw:custom-shape draw:style-name="gr22" draw:text-style-name="P7" draw:layer="layout" svg:width="2.3cm" svg:height="1.2cm" svg:x="14.7cm" svg:y="7.6cm">
          <text:p text:style-name="P15"><text:span text:style-name="T5">\\\[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6cm" svg:y1="13.1cm" svg:x2="14.7cm" svg:y2="13.1cm">
          <text:p/>
        </draw:line>
        <draw:line draw:style-name="gr3" draw:text-style-name="P3" draw:layer="layout" svg:x1="8.6cm" svg:y1="11.9cm" svg:x2="11.7cm" svg:y2="11.9cm">
          <text:p/>
        </draw:line>
        <draw:line draw:style-name="gr3" draw:text-style-name="P3" draw:layer="layout" svg:x1="8.6cm" svg:y1="8.2cm" svg:x2="14.7cm" svg:y2="8.2cm">
          <text:p/>
        </draw:line>
        <draw:custom-shape draw:style-name="gr22" draw:text-style-name="P7" draw:layer="layout" svg:width="2.3cm" svg:height="1.2cm" svg:x="11.7cm" svg:y="8.8cm">
          <text:p text:style-name="P15"><text:span text:style-name="T5">\\\]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3cm" svg:height="1.2cm" svg:x="14.7cm" svg:y="9.9cm">
          <text:p text:style-name="P15"><text:span text:style-name="T5">\\\(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2.3cm" svg:height="1.2cm" svg:x="11.7cm" svg:y="11.3cm">
          <text:p text:style-name="P15"><text:span text:style-name="T5">\\\)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6cm" svg:height="0.962cm" svg:x="9.6cm" svg:y="7.038cm">
          <draw:text-box>
            <text:p>[</text:p>
          </draw:text-box>
        </draw:frame>
        <draw:frame draw:style-name="gr8" draw:text-style-name="P11" draw:layer="layout" svg:width="1.1cm" svg:height="1cm" svg:x="9.7cm" svg:y="8.3cm">
          <draw:text-box>
            <text:p>]</text:p>
          </draw:text-box>
        </draw:frame>
        <draw:frame draw:style-name="gr2" draw:text-style-name="P11" draw:layer="layout" svg:width="1.1cm" svg:height="0.962cm" svg:x="9.6cm" svg:y="9.438cm">
          <draw:text-box>
            <text:p>(</text:p>
          </draw:text-box>
        </draw:frame>
        <draw:frame draw:style-name="gr2" draw:text-style-name="P11" draw:layer="layout" svg:width="1.1cm" svg:height="0.962cm" svg:x="9.7cm" svg:y="10.7cm">
          <draw:text-box>
            <text:p>)</text:p>
          </draw:text-box>
        </draw:frame>
        <draw:frame draw:style-name="gr2" draw:text-style-name="P11" draw:layer="layout" svg:width="1.3cm" svg:height="0.962cm" svg:x="17.3cm" svg:y="3.4cm">
          <draw:text-box>
            <text:p><text:span text:style-name="T3">15</text:span></text:p>
          </draw:text-box>
        </draw:frame>
        <draw:frame draw:style-name="gr26" draw:text-style-name="P14" draw:layer="layout" svg:width="1.8cm" svg:height="0.962cm" svg:x="14.1cm" svg:y="4.438cm">
          <draw:text-box>
            <text:p text:style-name="P13"><text:span text:style-name="T9">16</text:span></text:p>
          </draw:text-box>
        </draw:frame>
        <draw:frame draw:style-name="gr23" draw:text-style-name="P11" draw:layer="layout" svg:width="1.8cm" svg:height="1.2cm" svg:x="17.3cm" svg:y="5.5cm">
          <draw:text-box>
            <text:p text:style-name="P13"><text:span text:style-name="T9">17</text:span></text:p>
          </draw:text-box>
        </draw:frame>
        <draw:frame draw:style-name="gr8" draw:text-style-name="P11" draw:layer="layout" svg:width="1.6cm" svg:height="1cm" svg:x="14.1cm" svg:y="6.6cm">
          <draw:text-box>
            <text:p><text:span text:style-name="T3">18</text:span></text:p>
          </draw:text-box>
        </draw:frame>
        <draw:frame draw:style-name="gr2" draw:text-style-name="P14" draw:layer="layout" svg:width="1.8cm" svg:height="0.962cm" svg:x="17.3cm" svg:y="7.7cm">
          <draw:text-box>
            <text:p text:style-name="P13"><text:span text:style-name="T9">19</text:span></text:p>
          </draw:text-box>
        </draw:frame>
        <draw:frame draw:style-name="gr27" draw:text-style-name="P22" draw:layer="layout" svg:width="1.3cm" svg:height="1.1cm" svg:x="14.1cm" svg:y="8.9cm">
          <draw:text-box>
            <text:p text:style-name="P13"><text:span text:style-name="T9">20</text:span></text:p>
          </draw:text-box>
        </draw:frame>
        <draw:frame draw:style-name="gr2" draw:text-style-name="P11" draw:layer="layout" svg:width="2cm" svg:height="0.962cm" svg:x="17.4cm" svg:y="10.038cm">
          <draw:text-box>
            <text:p text:style-name="P13"><text:span text:style-name="T9">21</text:span></text:p>
          </draw:text-box>
        </draw:frame>
        <draw:frame draw:style-name="gr2" draw:text-style-name="P14" draw:layer="layout" svg:width="1.3cm" svg:height="0.962cm" svg:x="14.2cm" svg:y="11.4cm">
          <draw:text-box>
            <text:p text:style-name="P13"><text:span text:style-name="T9">22</text:span></text:p>
          </draw:text-box>
        </draw:frame>
        <draw:frame draw:style-name="gr2" draw:text-style-name="P14" draw:layer="layout" svg:width="1.5cm" svg:height="0.962cm" svg:x="17.4cm" svg:y="12.438cm">
          <draw:text-box>
            <text:p text:style-name="P13"><text:span text:style-name="T9">23</text:span></text:p>
          </draw:text-box>
        </draw:frame>
        <draw:custom-shape draw:style-name="gr22" draw:text-style-name="P7" draw:layer="layout" svg:width="2.3cm" svg:height="1.2cm" svg:x="11.7cm" svg:y="2.2cm">
          <text:p text:style-name="P15"><text:span text:style-name="T5">\\\\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.3cm" svg:height="0.962cm" svg:x="14.1cm" svg:y="2.3cm">
          <draw:text-box>
            <text:p><text:span text:style-name="T3">14</text:span></text:p>
          </draw:text-box>
        </draw:frame>
        <draw:frame draw:style-name="gr2" draw:text-style-name="P11" draw:layer="layout" svg:width="0.9cm" svg:height="0.962cm" svg:x="9.6cm" svg:y="4cm">
          <draw:text-box>
            <text:p>n</text:p>
          </draw:text-box>
        </draw:frame>
        <draw:line draw:style-name="gr3" draw:text-style-name="P3" draw:layer="layout" svg:x1="8.6cm" svg:y1="4.9cm" svg:x2="11.7cm" svg:y2="4.9cm">
          <text:p/>
        </draw:line>
        <draw:custom-shape draw:style-name="gr22" draw:text-style-name="P7" draw:layer="layout" svg:width="2.3cm" svg:height="1.2cm" svg:x="14.7cm" svg:y="12.4cm">
          <text:p text:style-name="P15"><text:span text:style-name="T5">\\\{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cm" svg:height="1cm" svg:x="9.7cm" svg:y="12cm">
          <draw:text-box>
            <text:p>{</text:p>
          </draw:text-box>
        </draw:frame>
        <draw:custom-shape draw:style-name="gr22" draw:text-style-name="P7" draw:layer="layout" svg:width="2.3cm" svg:height="1.2cm" svg:x="11.7cm" svg:y="13.8cm">
          <text:p text:style-name="P15"><text:span text:style-name="T5">\\\}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0.9cm" svg:height="1.1cm" svg:x="9.8cm" svg:y="13.2cm">
          <draw:text-box>
            <text:p>}</text:p>
          </draw:text-box>
        </draw:frame>
        <draw:line draw:style-name="gr3" draw:text-style-name="P3" draw:layer="layout" svg:x1="8.6cm" svg:y1="14.3cm" svg:x2="11.7cm" svg:y2="14.3cm">
          <text:p/>
        </draw:line>
        <draw:frame draw:style-name="gr2" draw:text-style-name="P11" draw:layer="layout" svg:width="1.3cm" svg:height="0.962cm" svg:x="14.3cm" svg:y="13.9cm">
          <draw:text-box>
            <text:p><text:span text:style-name="T3">24</text:span></text:p>
          </draw:text-box>
        </draw:frame>
        <draw:custom-shape draw:style-name="gr22" draw:text-style-name="P7" draw:layer="layout" svg:width="2.3cm" svg:height="1.2cm" svg:x="14.7cm" svg:y="14.9cm">
          <text:p text:style-name="P15"><text:span text:style-name="T5">\\\?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0.8cm" svg:height="0.962cm" svg:x="9.8cm" svg:y="14.438cm">
          <draw:text-box>
            <text:p>?</text:p>
          </draw:text-box>
        </draw:frame>
        <draw:line draw:style-name="gr3" draw:text-style-name="P3" draw:layer="layout" svg:x1="8.6cm" svg:y1="15.6cm" svg:x2="14.7cm" svg:y2="15.6cm">
          <text:p/>
        </draw:line>
        <draw:frame draw:style-name="gr28" draw:text-style-name="P14" draw:layer="layout" svg:width="1.3cm" svg:height="1.1cm" svg:x="17.4cm" svg:y="14.9cm">
          <draw:text-box>
            <text:p text:style-name="P13"><text:span text:style-name="T9">25</text:span></text:p>
          </draw:text-box>
        </draw:frame>
        <draw:custom-shape draw:style-name="gr22" draw:text-style-name="P7" draw:layer="layout" svg:width="2.3cm" svg:height="1.2cm" svg:x="11.7cm" svg:y="16.3cm">
          <text:p text:style-name="P15"><text:span text:style-name="T5">\\\*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1" draw:layer="layout" svg:width="1.2cm" svg:height="0.962cm" svg:x="9.8cm" svg:y="15.9cm">
          <draw:text-box>
            <text:p>*</text:p>
          </draw:text-box>
        </draw:frame>
        <draw:line draw:style-name="gr3" draw:text-style-name="P3" draw:layer="layout" svg:x1="8.4cm" svg:y1="16.4cm" svg:x2="11.7cm" svg:y2="16.9cm">
          <text:p/>
        </draw:line>
        <draw:custom-shape draw:style-name="gr30" draw:text-style-name="P7" draw:layer="layout" svg:width="2.3cm" svg:height="1.3cm" svg:x="11.7cm" svg:y="18.4cm">
          <text:p text:style-name="P15"><text:span text:style-name="T5">\\\+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1cm" svg:height="0.962cm" svg:x="9.7cm" svg:y="17.338cm">
          <draw:text-box>
            <text:p>+</text:p>
          </draw:text-box>
        </draw:frame>
        <draw:line draw:style-name="gr3" draw:text-style-name="P3" draw:layer="layout" svg:x1="7.8cm" svg:y1="16.9cm" svg:x2="11.7cm" svg:y2="19.2cm">
          <text:p/>
        </draw:line>
        <draw:custom-shape draw:style-name="gr31" draw:text-style-name="P7" draw:layer="layout" svg:width="2.4cm" svg:height="1.3cm" svg:x="11.6cm" svg:y="20.8cm">
          <text:p text:style-name="P15"><text:span text:style-name="T5">\\\-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0.7cm" svg:height="0.962cm" svg:x="9.9cm" svg:y="19.038cm">
          <draw:text-box>
            <text:p>-</text:p>
          </draw:text-box>
        </draw:frame>
        <draw:line draw:style-name="gr3" draw:text-style-name="P3" draw:layer="layout" svg:x1="6.8cm" svg:y1="17cm" svg:x2="11.6cm" svg:y2="21.6cm">
          <text:p/>
        </draw:line>
        <draw:custom-shape draw:style-name="gr32" draw:text-style-name="P7" draw:layer="layout" svg:width="2.2cm" svg:height="1.3cm" svg:x="5.3cm" svg:y="20.8cm">
          <text:p text:style-name="P15"><text:span text:style-name="T5">\\\^</text:span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0.8cm" svg:height="0.962cm" svg:x="6.6cm" svg:y="18.6cm">
          <draw:text-box>
            <text:p>^</text:p>
          </draw:text-box>
        </draw:frame>
        <draw:line draw:style-name="gr3" draw:text-style-name="P3" draw:layer="layout" svg:x1="6.2cm" svg:y1="17cm" svg:x2="6.2cm" svg:y2="20.8cm">
          <text:p/>
        </draw:line>
        <draw:frame draw:style-name="gr8" draw:text-style-name="P11" draw:layer="layout" svg:width="1.5cm" svg:height="1cm" svg:x="14.3cm" svg:y="16.4cm">
          <draw:text-box>
            <text:p text:style-name="P13"><text:span text:style-name="T9">26</text:span></text:p>
          </draw:text-box>
        </draw:frame>
        <draw:line draw:style-name="gr3" draw:text-style-name="P3" draw:layer="layout" svg:x1="2.8cm" svg:y1="17cm" svg:x2="2.8cm" svg:y2="20.8cm">
          <text:p/>
        </draw:line>
        <draw:frame draw:style-name="gr28" draw:text-style-name="P14" draw:layer="layout" svg:width="1.4cm" svg:height="1.1cm" svg:x="14.3cm" svg:y="18.5cm">
          <draw:text-box>
            <text:p text:style-name="P13"><text:span text:style-name="T9">27</text:span></text:p>
          </draw:text-box>
        </draw:frame>
        <draw:frame draw:style-name="gr18" draw:text-style-name="P14" draw:layer="layout" svg:width="1.4cm" svg:height="0.962cm" svg:x="14.3cm" svg:y="21cm">
          <draw:text-box>
            <text:p text:style-name="P13"><text:span text:style-name="T9">28</text:span></text:p>
          </draw:text-box>
        </draw:frame>
        <draw:frame draw:style-name="gr2" draw:text-style-name="P14" draw:layer="layout" svg:width="1.4cm" svg:height="0.962cm" svg:x="5.8cm" svg:y="22.5cm">
          <draw:text-box>
            <text:p text:style-name="P13"><text:span text:style-name="T9">29</text:span></text:p>
          </draw:text-box>
        </draw:frame>
        <draw:frame draw:style-name="gr8" draw:text-style-name="P14" draw:layer="layout" svg:width="1.4cm" svg:height="1cm" svg:x="2.1cm" svg:y="22.5cm">
          <draw:text-box>
            <text:p text:style-name="P13"><text:span text:style-name="T9">30</text:span></text:p>
          </draw:text-box>
        </draw:frame>
      </draw:page>
      <draw:page draw:name="FSA for Regular Expression 3" draw:style-name="dp1" draw:master-page-name="默认">
        <draw:line draw:style-name="gr3" draw:text-style-name="P3" draw:layer="layout" svg:x1="8.5cm" svg:y1="4.3cm" svg:x2="11.1cm" svg:y2="4.3cm">
          <text:p/>
        </draw:line>
        <draw:frame draw:style-name="gr2" draw:text-style-name="P11" draw:layer="layout" svg:width="1.1cm" svg:height="0.962cm" svg:x="9.2cm" svg:y="3.138cm">
          <draw:text-box>
            <text:p>x</text:p>
          </draw:text-box>
        </draw:frame>
        <draw:custom-shape draw:style-name="gr33" draw:text-style-name="P6" draw:layer="layout" svg:width="7.6cm" svg:height="1.6cm" svg:x="11.1cm" svg:y="3.5cm">
          <text:p text:style-name="P6"><text:span text:style-name="T12">\\x</text:span><text:span text:style-name="T13">.</text:span><text:span text:style-name="T12">[0-9A-Fa-f][0-9A-Fa-f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9cm" svg:y1="5.1cm" svg:x2="14.9cm" svg:y2="8.3cm">
          <text:p/>
        </draw:line>
        <draw:frame draw:style-name="gr34" draw:text-style-name="P11" draw:layer="layout" svg:width="2.2cm" svg:height="2.132cm" svg:x="11.1cm" svg:y="5.668cm">
          <draw:text-box>
            <text:p><text:span text:style-name="T8">0-9</text:span></text:p>
            <text:p><text:span text:style-name="T8">A-F</text:span></text:p>
            <text:p><text:span text:style-name="T8">a-f</text:span></text:p>
          </draw:text-box>
        </draw:frame>
        <draw:custom-shape draw:style-name="gr35" draw:text-style-name="P23" draw:layer="layout" svg:width="7.5cm" svg:height="1.8cm" svg:x="11.1cm" svg:y="8.3cm">
          <text:p text:style-name="P6"><text:span text:style-name="T14">\\x[0-9A-Fa-f]</text:span><text:span text:style-name="T1">.</text:span><text:span text:style-name="T14">[0-9A-Fa-f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2" draw:layer="layout" svg:width="1.7cm" svg:height="1.1cm" svg:x="16.1cm" svg:y="7cm">
          <draw:text-box>
            <text:p><text:span text:style-name="T3">32</text:span></text:p>
          </draw:text-box>
        </draw:frame>
        <draw:frame draw:style-name="gr18" draw:text-style-name="P14" draw:layer="layout" svg:width="1.2cm" svg:height="0.962cm" svg:x="3.5cm" svg:y="1cm">
          <draw:text-box>
            <text:p text:style-name="P13"><text:span text:style-name="T9">2</text:span></text:p>
          </draw:text-box>
        </draw:frame>
        <draw:line draw:style-name="gr3" draw:text-style-name="P3" draw:layer="layout" svg:x1="14.9cm" svg:y1="10.1cm" svg:x2="14.9cm" svg:y2="12.8cm">
          <text:p/>
        </draw:line>
        <draw:frame draw:style-name="gr37" draw:text-style-name="P11" draw:layer="layout" svg:width="1.9cm" svg:height="2.259cm" svg:x="11.1cm" svg:y="10.341cm">
          <draw:text-box>
            <text:p><text:span text:style-name="T8">0-9</text:span></text:p>
            <text:p><text:span text:style-name="T8">A-F</text:span><text:span text:style-name="T8"><text:line-break/></text:span><text:span text:style-name="T8">a-f</text:span></text:p>
          </draw:text-box>
        </draw:frame>
        <draw:custom-shape draw:style-name="gr38" draw:text-style-name="P24" draw:layer="layout" svg:width="7.4cm" svg:height="1.8cm" svg:x="11.2cm" svg:y="12.8cm">
          <text:p text:style-name="P6"><text:span text:style-name="T2">\\x[0-9A-Fa-f][0-9A-Fa-f]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1" draw:layer="layout" svg:width="1.7cm" svg:height="0.973cm" svg:x="16.2cm" svg:y="11.253cm">
          <draw:text-box>
            <text:p><text:span text:style-name="T3">33</text:span></text:p>
          </draw:text-box>
        </draw:frame>
        <draw:custom-shape draw:style-name="gr40" draw:text-style-name="P21" draw:layer="layout" svg:width="7.5cm" svg:height="4.5cm" svg:x="1cm" svg:y="2.1cm">
          <text:p text:style-name="P17"><text:span text:style-name="T2">\\</text:span><text:span text:style-name="T1">.</text:span><text:span text:style-name="T2">x[0-9A-Fa-f][0-9A-Fa-f]</text:span></text:p>
          <text:p text:style-name="P17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2" draw:layer="layout" svg:width="1.7cm" svg:height="1.1cm" svg:x="14.1cm" svg:y="2.2cm">
          <draw:text-box>
            <text:p><text:span text:style-name="T3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10-02T09:05:16.963000000</dc:date>
    <meta:editing-duration>P5DT14H58M12S</meta:editing-duration>
    <meta:editing-cycles>110</meta:editing-cycles>
    <meta:generator>LibreOffice/5.0.2.2$Windows_X86_64 LibreOffice_project/37b43f919e4de5eeaca9b9755ed688758a8251fe</meta:generator>
    <meta:document-statistic meta:object-count="134"/>
  </office:meta>
</office:document-meta>
</file>